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fo:font-size="12pt" style:font-size-asian="12pt" style:font-size-complex="12pt"/>
    </style:style>
    <style:style style:name="ce2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ans1" fo:font-size="12pt" style:font-size-asian="12pt" style:font-size-complex="12pt"/>
    </style:style>
    <style:style style:name="ce5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ru" fo:country="RU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italic" style:font-weight-asian="normal" style:font-size-complex="1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4" table:default-cell-style-name="ce1"/>
        <table:table-row table:style-name="ro1">
          <table:table-cell table:number-columns-repeated="8"/>
          <table:table-cell office:value-type="string" calcext:value-type="string">
            <text:p>ˉˉˉXa</text:p>
          </table:table-cell>
          <table:table-cell office:value-type="string" calcext:value-type="string">
            <text:p>ˉˉˉX*a</text:p>
          </table:table-cell>
          <table:table-cell table:number-columns-repeated="1014"/>
        </table:table-row>
        <table:table-row table:style-name="ro1">
          <table:table-cell/>
          <table:table-cell table:style-name="ce2" office:value-type="float" office:value="3.6" calcext:value-type="float">
            <text:p>3.6</text:p>
          </table:table-cell>
          <table:table-cell table:style-name="ce5" office:value-type="string" calcext:value-type="string">
            <text:p>с</text:p>
          </table:table-cell>
          <table:table-cell table:style-name="ce5" office:value-type="string" calcext:value-type="string">
            <text:p>p</text:p>
          </table:table-cell>
          <table:table-cell table:style-name="ce6" office:value-type="string" calcext:value-type="string">
            <text:p>c</text:p>
          </table:table-cell>
          <table:table-cell table:style-name="ce3" office:value-type="float" office:value="3.5" calcext:value-type="float">
            <text:p>3.5</text:p>
          </table:table-cell>
          <table:table-cell table:style-name="ce3" table:formula="of:=[.B2]" office:value-type="float" office:value="3.6" calcext:value-type="float">
            <text:p>3.6</text:p>
          </table:table-cell>
          <table:table-cell/>
          <table:table-cell table:style-name="ce7" table:formula="of:=SUM([.F$2:.F$7])/6" office:value-type="float" office:value="3.18333333333333" calcext:value-type="float">
            <text:p>3.1833333333</text:p>
          </table:table-cell>
          <table:table-cell table:style-name="ce7" table:formula="of:=SUM([.G$2:.G$7])/6"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.6" calcext:value-type="float">
            <text:p>2.6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b</text:p>
          </table:table-cell>
          <table:table-cell table:style-name="ce3" office:value-type="float" office:value="2.6" calcext:value-type="float">
            <text:p>2.6</text:p>
          </table:table-cell>
          <table:table-cell table:style-name="ce3" table:formula="of:=([.B3]+[.B5]+[.B6])/3" office:value-type="float" office:value="4.43333333333333" calcext:value-type="float">
            <text:p>4.4333333333</text:p>
          </table:table-cell>
          <table:table-cell/>
          <table:table-cell table:style-name="ce7" table:formula="of:=SUM([.F$2:.F$7])/6" office:value-type="float" office:value="3.18333333333333" calcext:value-type="float">
            <text:p>3.1833333333</text:p>
          </table:table-cell>
          <table:table-cell table:style-name="ce7" table:formula="of:=SUM([.G$2:.G$7])/6"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formula="of:=([.B4]+[.B7])/2" office:value-type="float" office:value="1.15" calcext:value-type="float">
            <text:p>1.15</text:p>
          </table:table-cell>
          <table:table-cell/>
          <table:table-cell table:style-name="ce7" table:formula="of:=SUM([.F$2:.F$7])/6" office:value-type="float" office:value="3.18333333333333" calcext:value-type="float">
            <text:p>3.1833333333</text:p>
          </table:table-cell>
          <table:table-cell table:style-name="ce7" table:formula="of:=SUM([.G$2:.G$7])/6"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8.2" calcext:value-type="float">
            <text:p>8.2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s</text:p>
          </table:table-cell>
          <table:table-cell table:style-name="ce6" office:value-type="string" calcext:value-type="string">
            <text:p>b</text:p>
          </table:table-cell>
          <table:table-cell table:style-name="ce3" office:value-type="float" office:value="8.2" calcext:value-type="float">
            <text:p>8.2</text:p>
          </table:table-cell>
          <table:table-cell table:style-name="ce3" table:formula="of:=([.B3]+[.B5]+[.B6])/3" office:value-type="float" office:value="4.43333333333333" calcext:value-type="float">
            <text:p>4.4333333333</text:p>
          </table:table-cell>
          <table:table-cell/>
          <table:table-cell table:style-name="ce7" table:formula="of:=SUM([.F$2:.F$7])/6" office:value-type="float" office:value="3.18333333333333" calcext:value-type="float">
            <text:p>3.1833333333</text:p>
          </table:table-cell>
          <table:table-cell table:style-name="ce7" table:formula="of:=SUM([.G$2:.G$7])/6"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2.5" calcext:value-type="float">
            <text:p>2.5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p</text:p>
          </table:table-cell>
          <table:table-cell table:style-name="ce6" office:value-type="string" calcext:value-type="string">
            <text:p>b</text:p>
          </table:table-cell>
          <table:table-cell table:style-name="ce3" office:value-type="float" office:value="2.5" calcext:value-type="float">
            <text:p>2.5</text:p>
          </table:table-cell>
          <table:table-cell table:style-name="ce3" table:formula="of:=([.B3]+[.B5]+[.B6])/3" office:value-type="float" office:value="4.43333333333333" calcext:value-type="float">
            <text:p>4.4333333333</text:p>
          </table:table-cell>
          <table:table-cell/>
          <table:table-cell table:style-name="ce7" table:formula="of:=SUM([.F$2:.F$7])/6" office:value-type="float" office:value="3.18333333333333" calcext:value-type="float">
            <text:p>3.1833333333</text:p>
          </table:table-cell>
          <table:table-cell table:style-name="ce7" table:formula="of:=SUM([.G$2:.G$7])/6"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/>
          <table:table-cell table:style-name="ce3" office:value-type="float" office:value="1.3" calcext:value-type="float">
            <text:p>1.3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a</text:p>
          </table:table-cell>
          <table:table-cell table:style-name="ce3" office:value-type="float" office:value="1.3" calcext:value-type="float">
            <text:p>1.3</text:p>
          </table:table-cell>
          <table:table-cell table:style-name="ce3" table:formula="of:=([.B4]+[.B7])/2" office:value-type="float" office:value="1.15" calcext:value-type="float">
            <text:p>1.15</text:p>
          </table:table-cell>
          <table:table-cell/>
          <table:table-cell table:style-name="ce7" table:formula="of:=SUM([.F$2:.F$7])/6" office:value-type="float" office:value="3.18333333333333" calcext:value-type="float">
            <text:p>3.1833333333</text:p>
          </table:table-cell>
          <table:table-cell table:style-name="ce7" table:formula="of:=SUM([.G$2:.G$7])/6" office:value-type="float" office:value="3.2" calcext:value-type="float">
            <text:p>3.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*а(c)</text:p>
          </table:table-cell>
          <table:table-cell table:formula="of:=[.B2]" office:value-type="float" office:value="3.6" calcext:value-type="float">
            <text:p>3.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*a(b)</text:p>
          </table:table-cell>
          <table:table-cell table:formula="of:=([.B3]+[.B5]+[.B6])/3" office:value-type="float" office:value="4.43333333333333" calcext:value-type="float">
            <text:p>4.4333333333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*a(a)</text:p>
          </table:table-cell>
          <table:table-cell table:formula="of:=([.B4]+[.B7])/2" office:value-type="float" office:value="1.15" calcext:value-type="float">
            <text:p>1.1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 calcext:value-type="string">
            <text:p>ˉˉˉˉXa</text:p>
          </table:table-cell>
          <table:table-cell table:formula="of:=SUM([.F2:.F7])/6" office:value-type="float" office:value="3.18333333333333" calcext:value-type="float">
            <text:p>3.1833333333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ˉˉˉˉX*a</text:p>
          </table:table-cell>
          <table:table-cell table:formula="of:=SUM([.G2:.G7])/6" office:value-type="float" office:value="3.2" calcext:value-type="float">
            <text:p>3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ˉˉˉˉˉXaX*a</text:p>
          </table:table-cell>
          <table:table-cell table:formula="of:=SUMPRODUCT([.F2:.F7];[.G2:.G7])/6" office:value-type="float" office:value="12.3680555555556" calcext:value-type="float">
            <text:p>12.36805555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xa</text:p>
          </table:table-cell>
          <table:table-cell table:formula="of:=SUMXMY2([.F2:.F7];[.I2:.I7])/6" office:value-type="float" office:value="5.73138888888889" calcext:value-type="float">
            <text:p>5.731388888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x*a</text:p>
          </table:table-cell>
          <table:table-cell table:style-name="ce7" table:formula="of:=SUMXMY2([.G2:.G7];[.J2:.J7])/6" office:value-type="float" office:value="2.18805555555556" calcext:value-type="float">
            <text:p>2.188055555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xax*a</text:p>
          </table:table-cell>
          <table:table-cell table:formula="of:=([.C19]-[.C16]*[.C17])/SQRT([.C21]*[.C23])" office:value-type="float" office:value="0.615990459206682" calcext:value-type="float">
            <text:p>0.615990459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*aa</text:p>
          </table:table-cell>
          <table:table-cell table:formula="of:=1-[.C25]" office:value-type="float" office:value="0.384009540793318" calcext:value-type="float">
            <text:p>0.384009540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*нн</text:p>
          </table:table-cell>
          <table:table-cell office:value-type="float" office:value="0.2" calcext:value-type="float">
            <text:p>0.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ан</text:p>
          </table:table-cell>
          <table:table-cell table:formula="of:=([.C27]+[.C29])/2" office:value-type="float" office:value="0.292004770396659" calcext:value-type="float">
            <text:p>0.2920047704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20:32:43.5364440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2:51:22.947217250</meta:creation-date>
    <dc:date>2016-12-13T20:51:21.075753041</dc:date>
    <meta:editing-duration>PT20M13S</meta:editing-duration>
    <meta:editing-cycles>2</meta:editing-cycles>
    <meta:generator>LibreOffice/5.1.4.2$Linux_X86_64 LibreOffice_project/10m0$Build-2</meta:generator>
    <meta:document-statistic meta:table-count="1" meta:cell-count="74" meta:object-count="0"/>
  </office:meta>
</office:document-meta>
</file>